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Bitstream Vera Sans1" svg:font-family="'Bitstream Vera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template</text:span><text:span text:style-name="T1">&gt;</text:span></text:p>
      <text:p text:style-name="P4"/>
      <text:p text:style-name="P1"><text:span text:style-name="T1">&lt;</text:span><text:span text:style-name="T2">b-card</text:span></text:p>
      <text:p text:style-name="P1"><text:span text:style-name="T3">title</text:span>=<text:span text:style-name="T4">"Llene todos los campos para levantar una queja a una Empresa de Seguridad Privada"</text:span></text:p>
      <text:p text:style-name="P2">&gt;</text:p>
      <text:p text:style-name="P1"><text:span text:style-name="T1">&lt;</text:span><text:span text:style-name="T2">b-form-group</text:span><text:span text:style-name="T1">&gt;</text:span></text:p>
      <text:p text:style-name="P1"><text:span text:style-name="T1">&lt;</text:span><text:span text:style-name="T2">b-row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6"</text:span><text:span text:style-name="T1">&gt;</text:span></text:p>
      <text:p text:style-name="P3">&lt;!-- nombre --&gt;</text:p>
      <text:p text:style-name="P1"><text:span text:style-name="T1">&lt;</text:span><text:span text:style-name="T2">label</text:span><text:span text:style-name="T1">&gt;</text:span>Nombre<text:span text:style-name="T1">&lt;/</text:span><text:span text:style-name="T2">label</text:span><text:span text:style-name="T1">&gt;</text:span></text:p>
      <text:p text:style-name="P1"><text:span text:style-name="T1">&lt;</text:span><text:span text:style-name="T2">b-form-input</text:span></text:p>
      <text:p text:style-name="P1"><text:span text:style-name="T3">v-model</text:span>="<text:span text:style-name="T3">userEmail</text:span>"</text:p>
      <text:p text:style-name="P1"><text:span text:style-name="T3">placeholder</text:span>=<text:span text:style-name="T4">"Introduce tu nombre aqui"</text:span></text:p>
      <text:p text:style-name="P1">/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6"</text:span><text:span text:style-name="T1">&gt;</text:span></text:p>
      <text:p text:style-name="P3">&lt;!-- nombre --&gt;</text:p>
      <text:p text:style-name="P1"><text:span text:style-name="T1">&lt;</text:span><text:span text:style-name="T2">label</text:span><text:span text:style-name="T1">&gt;</text:span>Correo electrónico o teléfono<text:span text:style-name="T1">&lt;/</text:span><text:span text:style-name="T2">label</text:span><text:span text:style-name="T1">&gt;</text:span></text:p>
      <text:p text:style-name="P1"><text:span text:style-name="T1">&lt;</text:span><text:span text:style-name="T2">b-form-input</text:span></text:p>
      <text:p text:style-name="P1"><text:span text:style-name="T3">v-model</text:span>="<text:span text:style-name="T3">userEmail</text:span>"</text:p>
      <text:p text:style-name="P1"><text:span text:style-name="T3">placeholder</text:span>=<text:span text:style-name="T4">"Introduce tu método de contacto"</text:span></text:p>
      <text:p text:style-name="P1">/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/</text:span><text:span text:style-name="T2">b-row</text:span><text:span text:style-name="T1">&gt;</text:span></text:p>
      <text:p text:style-name="P1"><text:span text:style-name="T1">&lt;</text:span><text:span text:style-name="T2">label</text:span><text:span text:style-name="T1">&gt;</text:span>Descripción de los hechos<text:span text:style-name="T1">&lt;/</text:span><text:span text:style-name="T2">label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12"</text:span><text:span text:style-name="T1">&gt;</text:span></text:p>
      <text:p text:style-name="P3">&lt;!-- nombre --&gt;</text:p>
      <text:p text:style-name="P1"><text:span text:style-name="T1">&lt;</text:span><text:span text:style-name="T2">b-form-input</text:span></text:p>
      <text:p text:style-name="P1"><text:span text:style-name="T3">v-model</text:span>="<text:span text:style-name="T3">userEmail</text:span>"</text:p>
      <text:p text:style-name="P1"><text:span text:style-name="T3">placeholder</text:span>=<text:span text:style-name="T4">"Selecciona un documento y arrastra aqui..."</text:span></text:p>
      <text:p text:style-name="P1">/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label</text:span><text:span text:style-name="T1">&gt;</text:span>Apartado para adjuntar pruebas (fotos, documentos, etc)<text:span text:style-name="T1">&lt;/</text:span><text:span text:style-name="T2">label</text:span><text:span text:style-name="T1">&gt;</text:span></text:p>
      <text:p text:style-name="P3">&lt;!-- Styled --&gt;</text:p>
      <text:p text:style-name="P1"><text:span text:style-name="T1">&lt;</text:span><text:span text:style-name="T2">b-form-file</text:span></text:p>
      <text:p text:style-name="P1"><text:span text:style-name="T3">v-model</text:span>="<text:span text:style-name="T3">file</text:span>"</text:p>
      <text:p text:style-name="P1"><text:span text:style-name="T3">placeholder</text:span>=<text:span text:style-name="T4">"Selecciona un documento y arrastra aqui...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-row</text:span><text:span text:style-name="T1">&gt;</text:span></text:p>
      <text:p text:style-name="P1"><text:span text:style-name="T1">&lt;</text:span><text:span text:style-name="T2">label</text:span><text:span text:style-name="T1">&gt;</text:span>Lugar de los hechos<text:span text:style-name="T1">&lt;/</text:span><text:span text:style-name="T2">label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12"</text:span><text:span text:style-name="T1">&gt;</text:span></text:p>
      <text:p text:style-name="P3">&lt;!-- nombre --&gt;</text:p>
      <text:p text:style-name="P1"><text:span text:style-name="T1">&lt;</text:span><text:span text:style-name="T2">b-form-input</text:span></text:p>
      <text:p text:style-name="P1"><text:span text:style-name="T3">v-model</text:span>="<text:span text:style-name="T3">userEmail</text:span>"</text:p>
      <text:p text:style-name="P1"><text:span text:style-name="T3">placeholder</text:span>=<text:span text:style-name="T4">"Introduce el lugar de los hechos"</text:span></text:p>
      <text:p text:style-name="P1"><text:soft-page-break/>/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/</text:span><text:span text:style-name="T2">b-row</text:span><text:span text:style-name="T1">&gt;</text:span></text:p>
      <text:p text:style-name="P1"><text:span text:style-name="T1">&lt;</text:span><text:span text:style-name="T2">b-row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4"</text:span><text:span text:style-name="T1">&gt;</text:span></text:p>
      <text:p text:style-name="P1"><text:span text:style-name="T1">&lt;</text:span><text:span text:style-name="T2">label</text:span><text:span text:style-name="T1">&gt;</text:span>Nombre de la empresa de seguridad privada<text:span text:style-name="T1">&lt;/</text:span><text:span text:style-name="T2">label</text:span><text:span text:style-name="T1">&gt;</text:span></text:p>
      <text:p text:style-name="P3">&lt;!-- nombre --&gt;</text:p>
      <text:p text:style-name="P1"><text:span text:style-name="T1">&lt;</text:span><text:span text:style-name="T2">b-form-input</text:span></text:p>
      <text:p text:style-name="P1"><text:span text:style-name="T3">v-model</text:span>="<text:span text:style-name="T3">userEmail</text:span>"</text:p>
      <text:p text:style-name="P1"><text:span text:style-name="T3">placeholder</text:span>=<text:span text:style-name="T4">"Introduce tu método de contacto"</text:span></text:p>
      <text:p text:style-name="P1">/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4"</text:span><text:span text:style-name="T1">&gt;</text:span></text:p>
      <text:p text:style-name="P3">&lt;!-- nombre --&gt;</text:p>
      <text:p text:style-name="P1"><text:span text:style-name="T1">&lt;</text:span><text:span text:style-name="T2">label</text:span><text:span text:style-name="T1">&gt;</text:span>Fecha<text:span text:style-name="T1">&lt;/</text:span><text:span text:style-name="T2">label</text:span><text:span text:style-name="T1">&gt;</text:span></text:p>
      <text:p text:style-name="P1"><text:span text:style-name="T1">&lt;</text:span><text:span text:style-name="T2">b-form-input</text:span> <text:span text:style-name="T3">v-model</text:span>="<text:span text:style-name="T3">userEmail</text:span>" /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4"</text:span><text:span text:style-name="T1">&gt;</text:span></text:p>
      <text:p text:style-name="P3">&lt;!-- nombre --&gt;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label</text:span><text:span text:style-name="T1">&gt;</text:span>Croquis de la oficina o lugar dobde ocurrieron los hechos)<text:span text:style-name="T1">&lt;/</text:span><text:span text:style-name="T2">label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6"</text:span> /<text:span text:style-name="T1">&gt;</text:span></text:p>
      <text:p text:style-name="P3">&lt;!-- Styled --&gt;</text:p>
      <text:p text:style-name="P1"><text:span text:style-name="T1">&lt;</text:span><text:span text:style-name="T2">b-form-file</text:span></text:p>
      <text:p text:style-name="P1"><text:span text:style-name="T3">v-model</text:span>="<text:span text:style-name="T3">file</text:span>"</text:p>
      <text:p text:style-name="P1"><text:span text:style-name="T3">placeholder</text:span>=<text:span text:style-name="T4">"Selecciona un documento y arrastra aqui...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-col</text:span><text:span text:style-name="T1">&gt;</text:span></text:p>
      <text:p text:style-name="P1"><text:span text:style-name="T1">&lt;/</text:span><text:span text:style-name="T2">b-row</text:span><text:span text:style-name="T1">&gt;</text:span></text:p>
      <text:p text:style-name="P1"><text:span text:style-name="T1">&lt;</text:span><text:span text:style-name="T2">b-row</text:span> <text:span text:style-name="T3">align-h</text:span>=<text:span text:style-name="T4">"center"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4 mt-3"</text:span><text:span text:style-name="T1">&gt;</text:span></text:p>
      <text:p text:style-name="P1"><text:span text:style-name="T1">&lt;</text:span><text:span text:style-name="T2">b-butto</text:span><text:span text:style-name="T1">&gt;</text:span>Consulta el aviso de privacidad</text:p>
      <text:p text:style-name="P1"><text:span text:style-name="T1">&lt;</text:span><text:span text:style-name="T2">b-form-checkbox</text:span></text:p>
      <text:p text:style-name="P1"><text:span text:style-name="T3">id</text:span>=<text:span text:style-name="T4">"checkbox-1"</text:span></text:p>
      <text:p text:style-name="P1"><text:span text:style-name="T3">v-model</text:span>="<text:span text:style-name="T3">status</text:span>"</text:p>
      <text:p text:style-name="P1"><text:span text:style-name="T3">name</text:span>=<text:span text:style-name="T4">"checkbox-1"</text:span></text:p>
      <text:p text:style-name="P1"><text:span text:style-name="T3">value</text:span>=<text:span text:style-name="T4">"accepted"</text:span></text:p>
      <text:p text:style-name="P1"><text:span text:style-name="T1">&gt;</text:span>Acepto de aviso de privacidad</text:p>
      <text:p text:style-name="P1"><text:span text:style-name="T1">&lt;/</text:span><text:span text:style-name="T2">b-form-checkbox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mt-3 mr-4 ml-3"</text:span><text:span text:style-name="T1">&gt;</text:span></text:p>
      <text:p text:style-name="P1"><text:span text:style-name="T1">&lt;</text:span><text:span text:style-name="T2">b-button</text:span></text:p>
      <text:p text:style-name="P1"><text:span text:style-name="T3">variant</text:span>=<text:span text:style-name="T4">"success"</text:span></text:p>
      <text:p text:style-name="P1"><text:span text:style-name="T1">&gt;</text:span>Enviar <text:span text:style-name="T1">&lt;</text:span><text:span text:style-name="T2">b-row</text:span> <text:span text:style-name="T3">align-h</text:span>=<text:span text:style-name="T4">"center"</text:span><text:span text:style-name="T1">&gt;</text:span></text:p>
      <text:p text:style-name="P1"><text:span text:style-name="T1">&lt;</text:span><text:span text:style-name="T2">b-col</text:span> <text:span text:style-name="T3">md</text:span>=<text:span text:style-name="T4">"6"</text:span> /<text:span text:style-name="T1">&gt;</text:span></text:p>
      <text:p text:style-name="P1"><text:span text:style-name="T1">&lt;/</text:span><text:span text:style-name="T2">b-row</text:span><text:span text:style-name="T1">&gt;&lt;/</text:span><text:span text:style-name="T2">b-button</text:span><text:span text:style-name="T1">&gt;</text:span></text:p>
      <text:p text:style-name="P1"><text:span text:style-name="T1">&lt;/</text:span><text:span text:style-name="T2">div</text:span><text:span text:style-name="T1">&gt;</text:span> <text:span text:style-name="T1">&lt;/</text:span><text:span text:style-name="T2">b-butto</text:span><text:span text:style-name="T1">&gt;&lt;/</text:span><text:span text:style-name="T2">b-col</text:span><text:span text:style-name="T1">&gt;</text:span></text:p>
      <text:p text:style-name="P1"><text:soft-page-break/><text:span text:style-name="T1">&lt;/</text:span><text:span text:style-name="T2">b-row</text:span><text:span text:style-name="T1">&gt;</text:span></text:p>
      <text:p text:style-name="P1"><text:span text:style-name="T1">&lt;/</text:span><text:span text:style-name="T2">b-form-group</text:span><text:span text:style-name="T1">&gt;</text:span></text:p>
      <text:p text:style-name="P1"><text:span text:style-name="T1">&lt;/</text:span><text:span text:style-name="T2">b-card</text:span><text:span text:style-name="T1">&gt;</text:span></text:p>
      <text:p text:style-name="P1"><text:span text:style-name="T1">&lt;/</text:span><text:span text:style-name="T2">template</text:span><text:span text:style-name="T1">&gt;</text:span></text:p>
      <text:p text:style-name="P4"/>
      <text:p text:style-name="P1"><text:span text:style-name="T1">&lt;</text:span><text:span text:style-name="T2">script</text:span><text:span text:style-name="T1">&gt;</text:span></text:p>
      <text:p text:style-name="P1"><text:span text:style-name="T5">import</text:span> {</text:p>
      <text:p text:style-name="P1"><text:span text:style-name="T3">BCard</text:span>,</text:p>
      <text:p text:style-name="P1"><text:span text:style-name="T3">BFormInput</text:span>,</text:p>
      <text:p text:style-name="P1"><text:span text:style-name="T3">BFormGroup</text:span>,</text:p>
      <text:p text:style-name="P1"><text:span text:style-name="T3">BFormCheckbox</text:span>,</text:p>
      <text:p text:style-name="P1"><text:span text:style-name="T3">BCol</text:span>,</text:p>
      <text:p text:style-name="P1"><text:span text:style-name="T3">BRow</text:span>,</text:p>
      <text:p text:style-name="P1"><text:span text:style-name="T3">BFormFile</text:span>,</text:p>
      <text:p text:style-name="P1"><text:span text:style-name="T3">BButton</text:span>,</text:p>
      <text:p text:style-name="P1">} <text:span text:style-name="T5">from</text:span> <text:span text:style-name="T4">'bootstrap-vue'</text:span></text:p>
      <text:p text:style-name="P4"/>
      <text:p text:style-name="P1"><text:span text:style-name="T5">export</text:span> <text:span text:style-name="T5">default</text:span> {</text:p>
      <text:p text:style-name="P1"><text:span text:style-name="T3">components:</text:span> {</text:p>
      <text:p text:style-name="P1"><text:span text:style-name="T6">BCard</text:span>,</text:p>
      <text:p text:style-name="P1"><text:span text:style-name="T6">BFormInput</text:span>,</text:p>
      <text:p text:style-name="P1"><text:span text:style-name="T6">BFormGroup</text:span>,</text:p>
      <text:p text:style-name="P1"><text:span text:style-name="T6">BFormCheckbox</text:span>,</text:p>
      <text:p text:style-name="P1"><text:span text:style-name="T6">BCol</text:span>,</text:p>
      <text:p text:style-name="P1"><text:span text:style-name="T6">BRow</text:span>,</text:p>
      <text:p text:style-name="P1"><text:span text:style-name="T6">BFormFile</text:span>,</text:p>
      <text:p text:style-name="P1"><text:span text:style-name="T6">BButton</text:span>,</text:p>
      <text:p text:style-name="P1">},</text:p>
      <text:p text:style-name="P4"/>
      <text:p text:style-name="P1"><text:span text:style-name="T7">data</text:span>() {</text:p>
      <text:p text:style-name="P1"><text:span text:style-name="T5">return</text:span> {</text:p>
      <text:p text:style-name="P1"><text:span text:style-name="T3">file:</text:span> <text:span text:style-name="T2">null</text:span>,</text:p>
      <text:p text:style-name="P1"><text:span text:style-name="T3">userEmail:</text:span> <text:span text:style-name="T2">null</text:span>,</text:p>
      <text:p text:style-name="P1">}</text:p>
      <text:p text:style-name="P1">},</text:p>
      <text:p text:style-name="P1">}</text:p>
      <text:p text:style-name="P1"><text:span text:style-name="T1">&lt;/</text:span><text:span text:style-name="T2">script</text:span><text:span text:style-name="T1">&gt;</text:span></text:p>
      <text:p text:style-name="P4"/>
      <text:p text:style-name="P1"><text:span text:style-name="T1">&lt;</text:span><text:span text:style-name="T2">style</text:span> <text:span text:style-name="T3">lang</text:span>=<text:span text:style-name="T4">"scss"</text:span><text:span text:style-name="T1">&gt;</text:span></text:p>
      <text:p text:style-name="P1"><text:span text:style-name="T5">@import</text:span> <text:span text:style-name="T4">'@core/scss/vue/pages/page-auth.scss'</text:span>;</text:p>
      <text:p text:style-name="P1"><text:span text:style-name="T1">&lt;/</text:span><text:span text:style-name="T2">style</text:span><text:span text:style-name="T1">&gt;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Bitstream Vera Sans1" svg:font-family="'Bitstream Vera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MX" style:letter-kerning="true" style:font-name-asian="WenQuanYi Micro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MX" style:letter-kerning="true" style:font-name-asian="WenQuanYi Micro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09:07:28.854903559</meta:creation-date>
    <dc:date>2022-03-21T09:15:45.932159938</dc:date>
    <meta:editing-duration>PT8M21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3" meta:paragraph-count="130" meta:word-count="273" meta:character-count="2195" meta:non-whitespace-character-count="2061"/>
  </office:meta>
</office:document-meta>
</file>